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deRevisões" style:family="table">
      <style:table-properties style:width="17cm" table:align="margins"/>
    </style:style>
    <style:style style:name="HistóricodeRevisões.A" style:family="table-column">
      <style:table-column-properties style:column-width="4.249cm" style:rel-column-width="16383*"/>
    </style:style>
    <style:style style:name="HistóricodeRevisões.D" style:family="table-column">
      <style:table-column-properties style:column-width="4.251cm" style:rel-column-width="16386*"/>
    </style:style>
    <style:style style:name="Históricode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deRevisões.D1" style:family="table-cell">
      <style:table-cell-properties fo:padding="0.097cm" fo:border="0.05pt solid #000000"/>
    </style:style>
    <style:style style:name="HistóricodeRevisões.A2" style:family="table-cell">
      <style:table-cell-properties fo:padding="0.097cm" fo:border-left="0.05pt solid #000000" fo:border-right="none" fo:border-top="none" fo:border-bottom="0.05pt solid #000000"/>
    </style:style>
    <style:style style:name="HistóricodeRevisõ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  <style:style style:name="T4" style:family="text"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T5" style:family="text">
      <style:text-properties fo:color="#000000" style:font-name="Arial1" fo:font-size="14pt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fo:color="#000000" style:font-name="Arial1" fo:font-size="12pt" fo:font-weight="normal" style:font-size-asian="10.5pt" style:font-weight-asian="normal" style:font-name-complex="Arial" style:font-size-complex="12pt" style:font-weight-complex="normal"/>
    </style:style>
    <style:style style:name="T7" style:family="text">
      <style:text-properties fo:color="#000000" style:font-name="Arial1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9">Política de Segurança da Informação para “Sua Empresa”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6"><text:span text:style-name="Strong_20_Emphasis"><text:span text:style-name="T10">Política de Segurança da Informação para “Sua Empresa”</text:span></text:span></text:p>
      <text:p text:style-name="P6"><text:span text:style-name="Strong_20_Emphasis"><text:span text:style-name="T10">Política de Segurança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Versão: 1.0.0</text:span></text:span></text:p>
      <text:p text:style-name="P6"><text:span text:style-name="Strong_20_Emphasis"><text:span text:style-name="T10">Data: 20/11/2011</text:span></text:span></text:p>
      <text:p text:style-name="P6"><text:span text:style-name="Strong_20_Emphasis"><text:span text:style-name="T10">Identificador do Documento: PS-01</text:span></text:span></text:p>
      <text:p text:style-name="P6"><text:span text:style-name="Strong_20_Emphasis"><text:span text:style-name="T10">Localização: FAT-AL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7"><text:soft-page-break/><text:span text:style-name="Strong_20_Emphasis"><text:span text:style-name="T10"/></text:span></text:p>
      <text:p text:style-name="P5"><text:span text:style-name="Strong_20_Emphasis"><text:span text:style-name="T8">Histórico de Revisões</text:span></text:span></text:p>
      <text:p text:style-name="P5"><text:span text:style-name="Strong_20_Emphasis"><text:span text:style-name="T8"/></text:span></text:p>
      <table:table table:name="HistóricodeRevisões" table:style-name="HistóricodeRevisões">
        <table:table-column table:style-name="HistóricodeRevisões.A" table:number-columns-repeated="3"/>
        <table:table-column table:style-name="HistóricodeRevisões.D"/>
        <table:table-row>
          <table:table-cell table:style-name="HistóricodeRevisões.A1" office:value-type="string">
            <text:p text:style-name="P11">Versão</text:p>
          </table:table-cell>
          <table:table-cell table:style-name="HistóricodeRevisões.A1" office:value-type="string">
            <text:p text:style-name="P11">Data</text:p>
          </table:table-cell>
          <table:table-cell table:style-name="HistóricodeRevisões.A1" office:value-type="string">
            <text:p text:style-name="P11">Autor</text:p>
          </table:table-cell>
          <table:table-cell table:style-name="HistóricodeRevisões.D1" office:value-type="string">
            <text:p text:style-name="P11">Descrição</text:p>
          </table:table-cell>
        </table:table-row>
        <table:table-row>
          <table:table-cell table:style-name="HistóricodeRevisões.A2" office:value-type="string">
            <text:p text:style-name="P10">1.0.0</text:p>
          </table:table-cell>
          <table:table-cell table:style-name="HistóricodeRevisões.A2" office:value-type="string">
            <text:p text:style-name="P10">17/09/11</text:p>
          </table:table-cell>
          <table:table-cell table:style-name="HistóricodeRevisões.A2" office:value-type="string">
            <text:p text:style-name="P10">Thales, Phelipe, Jadson</text:p>
          </table:table-cell>
          <table:table-cell table:style-name="HistóricodeRevisões.D2" office:value-type="string">
            <text:p text:style-name="P10">Versão a ser apresentada para o cliente em 20/11/11</text:p>
          </table:table-cell>
        </table:table-row>
      </table:table>
      <text:p text:style-name="P5"><text:span text:style-name="Strong_20_Emphasis"><text:span text:style-name="T10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4"><text:span text:style-name="Strong_20_Emphasis"><text:span text:style-name="T2">Aprovadores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8"><text:span text:style-name="Strong_20_Emphasis"><text:span text:style-name="T2"/></text:span></text:p>
      <text:p text:style-name="P4"><text:span text:style-name="Strong_20_Emphasis"><text:span text:style-name="T1">Jadson Ronald</text:span></text:span></text:p>
      <text:p text:style-name="P4"><text:span text:style-name="Strong_20_Emphasis"><text:span text:style-name="T1">Consultor de TI</text:span></text:span></text:p>
      <text:p text:style-name="P4"><text:span text:style-name="Strong_20_Emphasis"><text:span text:style-name="T1"/></text:span></text:p>
      <text:p text:style-name="P8"><text:span text:style-name="Strong_20_Emphasis"><text:span text:style-name="T1"/></text:span></text:p>
      <text:p text:style-name="P4"><text:span text:style-name="Strong_20_Emphasis"><text:span text:style-name="T1">Phelipe Melanias</text:span></text:span></text:p>
      <text:p text:style-name="P4"><text:span text:style-name="Strong_20_Emphasis"><text:span text:style-name="T1">Analista de Sistemas</text:span></text:span></text:p>
      <text:p text:style-name="P4"><text:span text:style-name="Strong_20_Emphasis"><text:span text:style-name="T1"/></text:span></text:p>
      <text:p text:style-name="P8"><text:span text:style-name="Strong_20_Emphasis"><text:span text:style-name="T1"/></text:span></text:p>
      <text:p text:style-name="P4"><text:span text:style-name="Strong_20_Emphasis"><text:span text:style-name="T1">Thales Imbruglia</text:span></text:span></text:p>
      <text:p text:style-name="P2"><text:span text:style-name="Strong_20_Emphasis"><text:span text:style-name="T3">Analista de Sistemas</text:span></text:span></text:p>
      <text:p text:style-name="P2"><text:span text:style-name="Strong_20_Emphasis"><text:span text:style-name="T3"/></text:span></text:p>
      <text:p text:style-name="P17"/>
      <text:p text:style-name="P4"><text:span text:style-name="Strong_20_Emphasis"><text:span text:style-name="T1">Erica Acioli</text:span></text:span></text:p>
      <text:p text:style-name="P2"><text:span text:style-name="Strong_20_Emphasis"><text:span text:style-name="T3">Profª Segurança da Informação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1"/>
      <text:p text:style-name="P4"><text:soft-page-break/><text:span text:style-name="Strong_20_Emphasis"><text:span text:style-name="T4">Sumário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2">1.Plano de Fases<text:tab/>4</text:p>
          <text:p text:style-name="P9">1.1Cronograma<text:tab/>4</text:p>
          <text:p text:style-name="P12">2.Plano de Iterações<text:tab/>5</text:p>
          <text:p text:style-name="P9">2.1Cronograma<text:tab/>5</text:p>
        </text:index-body>
      </text:table-of-content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4"><text:soft-page-break/><text:span text:style-name="Strong_20_Emphasis"><text:span text:style-name="T5">Política de Segurança</text:span></text:span></text:p>
      <text:h text:style-name="Heading_20_1" text:outline-level="1"><text:span text:style-name="Strong_20_Emphasis"><text:span text:style-name="T5">Introdução</text:span></text:span></text:h>
      <text:h text:style-name="Heading_20_2" text:outline-level="2"><text:span text:style-name="Strong_20_Emphasis"><text:span text:style-name="T5">Motivação</text:span></text:span></text:h>
      <text:p text:style-name="Standard"><text:span text:style-name="Strong_20_Emphasis"><text:span text:style-name="T5"/></text:span></text:p>
      <text:p text:style-name="P16"><text:span text:style-name="Strong_20_Emphasis"><text:span text:style-name="T7"><text:tab/>A comunicação das redes de computadores entre empresas localizadas em regiões geograficamente distintas é comum na atualidade devido ao uso intensivo da internet e isto requer uma maior atenção nas informações trafegadas. Por isso é necessário a criação de uma política de segurança para que a empresa possa compartilhadados dados com estabilidade. </text:span></text:span></text:p>
      <text:p text:style-name="Standard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529cm" fo:keep-with-next="always"/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37cm" fo:text-indent="-0.688cm" fo:margin-left="1.937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7T15:35:38</meta:creation-date>
    <dc:date>2011-11-20T20:35:21</dc:date>
    <meta:editing-duration>PT2H38M20S</meta:editing-duration>
    <meta:editing-cycles>92</meta:editing-cycles>
    <meta:generator>LibreOffice/3.4$Unix LibreOffice_project/340m1$Build-402</meta:generator>
    <dc:creator>Thales Pereira</dc:creator>
    <meta:document-statistic meta:table-count="1" meta:image-count="0" meta:object-count="0" meta:page-count="4" meta:paragraph-count="35" meta:word-count="145" meta:character-count="973" meta:non-whitespace-character-count="863"/>
  </office:meta>
</office:document-meta>
</file>